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8000000285DF9493B.png" manifest:media-type="image/png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8cm" fo:margin-left="0.00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91cm"/>
    </style:style>
    <style:style style:name="Tabella1.B" style:family="table-column">
      <style:table-column-properties style:column-width="2.884cm"/>
    </style:style>
    <style:style style:name="Tabella1.C" style:family="table-column">
      <style:table-column-properties style:column-width="0.291cm"/>
    </style:style>
    <style:style style:name="Tabella1.D" style:family="table-column">
      <style:table-column-properties style:column-width="0.9cm"/>
    </style:style>
    <style:style style:name="Tabella1.E" style:family="table-column">
      <style:table-column-properties style:column-width="4.18cm"/>
    </style:style>
    <style:style style:name="Tabella1.F" style:family="table-column">
      <style:table-column-properties style:column-width="1.72cm"/>
    </style:style>
    <style:style style:name="Tabella1.G" style:family="table-column">
      <style:table-column-properties style:column-width="0.513cm"/>
    </style:style>
    <style:style style:name="Tabella1.H" style:family="table-column">
      <style:table-column-properties style:column-width="0.826cm"/>
    </style:style>
    <style:style style:name="Tabella1.I" style:family="table-column">
      <style:table-column-properties style:column-width="2.598cm"/>
    </style:style>
    <style:style style:name="Tabella1.J" style:family="table-column">
      <style:table-column-properties style:column-width="3.156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G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.097cm" fo:border="0.05pt solid #000000"/>
    </style:style>
    <style:style style:name="Tabella1.A4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F4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cm" fo:keep-together="auto"/>
    </style:style>
    <style:style style:name="Tabella1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I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row-height="0.139cm" fo:background-color="transparent" fo:keep-together="auto">
        <style:background-image/>
      </style:table-row-properties>
    </style:style>
    <style:style style:name="Tabella1.A1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3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14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H14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8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A26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1.J26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9" style:family="table-row">
      <style:table-row-properties style:min-row-height="0.504cm" fo:background-color="transparent" fo:keep-together="auto">
        <style:background-image/>
      </style:table-row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/>
    </style:style>
    <style:style style:name="P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13b9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fo:color="#000000" style:font-name="Ubuntu Light1" fo:font-size="11pt" fo:font-style="normal" style:text-underline-style="none" fo:font-weight="bold" officeooo:paragraph-rsid="001982d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officeooo:paragraph-rsid="002dad6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15a6cf" officeooo:paragraph-rsid="0015a6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shadow="none">
        <style:tab-stops>
          <style:tab-stop style:position="13.811cm"/>
          <style:tab-stop style:position="13.996cm"/>
        </style:tab-stops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Ubuntu Light" fo:font-size="10pt" fo:font-weight="bold" officeooo:paragraph-rsid="0016d225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2ef9d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font-name="Ubuntu Light" fo:font-size="10pt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font-name="Ubuntu Light" fo:font-size="2pt" style:font-size-asian="1.75pt" style:font-size-complex="2pt"/>
    </style:style>
    <style:style style:name="P29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bold" officeooo:paragraph-rsid="002ff2f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31f7df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Ubuntu Light" fo:font-size="11pt" fo:font-weight="bold" style:font-size-asian="11pt" style:font-weight-asian="bold" style:font-size-complex="11pt" style:font-weight-complex="bold"/>
    </style:style>
    <style:style style:name="P3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bold" officeooo:paragraph-rsid="002ff2fd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982d0"/>
    </style:style>
    <style:style style:name="T9" style:family="text">
      <style:text-properties style:use-window-font-color="true" fo:font-style="normal" style:text-underline-style="none" officeooo:rsid="0015a6cf" style:font-name-asian="SimSun" style:font-style-asian="normal" style:font-name-complex="Tahoma" style:font-style-complex="normal"/>
    </style:style>
    <style:style style:name="T10" style:family="text">
      <style:text-properties officeooo:rsid="001e95a7"/>
    </style:style>
    <style:style style:name="T11" style:family="text">
      <style:text-properties officeooo:rsid="002ef9dd"/>
    </style:style>
    <style:style style:name="T12" style:family="text">
      <style:text-properties officeooo:rsid="0031f7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row table:style-name="Tabella1.1">
          <table:table-cell table:style-name="Tabella1.A1" office:value-type="string">
            <text:p text:style-name="P23">Progressivo</text:p>
          </table:table-cell>
          <table:table-cell table:style-name="Tabella1.A1" office:value-type="string">
            <text:p text:style-name="P23">Data</text:p>
          </table:table-cell>
          <table:table-cell table:style-name="Tabella1.A1" table:number-columns-spanned="4" office:value-type="string">
            <text:p text:style-name="P23">Fornitore</text:p>
          </table:table-cell>
          <table:covered-table-cell/>
          <table:covered-table-cell/>
          <table:covered-table-cell/>
          <table:table-cell table:style-name="Tabella1.G1" table:number-columns-spanned="4" office:value-type="string">
            <text:p text:style-name="P23">DDT / Fattura n°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30"><text:placeholder text:placeholder-type="text">&lt;o.ref&gt;</text:placeholder></text:p>
          </table:table-cell>
          <table:table-cell table:style-name="Tabella1.B2" office:value-type="string">
            <text:p text:style-name="P30"><text:placeholder text:placeholder-type="text">&lt;formatLang(o.insert_date, date=True)&gt;</text:placeholder></text:p>
          </table:table-cell>
          <table:table-cell table:style-name="Tabella1.C2" table:number-columns-spanned="4" office:value-type="string">
            <text:p text:style-name="P30"><text:placeholder text:placeholder-type="text">&lt;o.lot_id.default_supplier_id.name&gt;</text:placeholder></text:p>
          </table:table-cell>
          <table:covered-table-cell/>
          <table:covered-table-cell/>
          <table:covered-table-cell/>
          <table:table-cell table:style-name="Tabella1.G2" table:number-columns-spanned="4" office:value-type="string">
            <text:p text:style-name="P29"><text:placeholder text:placeholder-type="text">&lt;o.ddt_ref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10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table:number-columns-spanned="5" office:value-type="string">
            <text:p text:style-name="P24">Tipo</text:p>
          </table:table-cell>
          <table:covered-table-cell/>
          <table:covered-table-cell/>
          <table:covered-table-cell/>
          <table:covered-table-cell/>
          <table:table-cell table:style-name="Tabella1.F4" table:number-columns-spanned="5" office:value-type="string">
            <text:p text:style-name="P24">Origin<text:span text:style-name="T11">e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5" table:number-columns-spanned="5" office:value-type="string">
            <text:p text:style-name="P31"><text:placeholder text:placeholder-type="text">&lt;'Quantità - ' if o.quantity else ''&gt;</text:placeholder> <text:placeholder text:placeholder-type="text">&lt;'Temperatura - ' if o.temperature else ''&gt;</text:placeholder><text:placeholder text:placeholder-type="text">&lt;'Etichetta -  ' if o.label else ''&gt;</text:placeholder><text:placeholder text:placeholder-type="text">&lt;'Confezionamento -  ' if o.aesthetic_packaging else ''&gt;</text:placeholder><text:placeholder text:placeholder-type="text">&lt;'Qualità -  ' if o.quality else ''&gt;</text:placeholder><text:placeholder text:placeholder-type="text">&lt;'Scadenza -  ' if o.deadline else ''&gt;</text:placeholder><text:placeholder text:placeholder-type="text">&lt;'Igienico/Sanitario' if o.sanitation else ''&gt;</text:placeholder></text:p>
          </table:table-cell>
          <table:covered-table-cell/>
          <table:covered-table-cell/>
          <table:covered-table-cell/>
          <table:covered-table-cell/>
          <table:table-cell table:style-name="Tabella1.F5" table:number-columns-spanned="5" office:value-type="string">
            <text:p text:style-name="P19"><text:placeholder text:placeholder-type="text">&lt;get_selection_item(o, 'origin') if o.origin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10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4" table:number-columns-spanned="8" office:value-type="string">
            <text:p text:style-name="P32">Prodot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F4" table:number-columns-spanned="2" office:value-type="string">
            <text:p text:style-name="P36">Quantità</text:p>
          </table:table-cell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31"><text:placeholder text:placeholder-type="text">&lt;o.lot_id.product_id.name if o.lot_id.product_i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8" table:number-columns-spanned="2" office:value-type="string">
            <text:p text:style-name="P37"><text:placeholder text:placeholder-type="text">&lt;o.acceptation_id.line_ids.qty_arrived if o.acceptation_id else ''&gt;</text:placeholder></text:p>
          </table:table-cell>
          <table:covered-table-cell/>
        </table:table-row>
        <table:table-row table:style-name="Tabella1.3">
          <table:table-cell table:style-name="Tabella1.A9" table:number-columns-spanned="10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F4" table:number-columns-spanned="10" office:value-type="string">
            <text:p text:style-name="P35">Descrizione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10" office:value-type="string">
            <text:p text:style-name="P17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10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4" table:number-columns-spanned="4" office:value-type="string">
            <text:p text:style-name="P33">Lotto assegnato interno</text:p>
          </table:table-cell>
          <table:covered-table-cell/>
          <table:covered-table-cell/>
          <table:covered-table-cell/>
          <table:table-cell table:style-name="Tabella1.A4" table:number-columns-spanned="3" office:value-type="string">
            <text:p text:style-name="P33"><text:span text:style-name="T12">L</text:span>otto reale</text:p>
          </table:table-cell>
          <table:covered-table-cell/>
          <table:covered-table-cell/>
          <table:table-cell table:style-name="Tabella1.F4" table:number-columns-spanned="3" office:value-type="string">
            <text:p text:style-name="P33">Lotto Etichetta</text:p>
          </table:table-cell>
          <table:covered-table-cell/>
          <table:covered-table-cell/>
        </table:table-row>
        <table:table-row table:style-name="Tabella1.13">
          <table:table-cell table:style-name="Tabella1.A14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Tabella1.A14" table:number-columns-spanned="3" office:value-type="string">
            <text:p text:style-name="P22"><text:span text:style-name="T9"><text:placeholder text:placeholder-type="text">&lt;if test="not get_context_parameter('customer')"&gt;</text:placeholder></text:span><text:span text:style-name="T6"><text:placeholder text:placeholder-type="text">&lt;o.lot_id.name if o.lot_id else ''&gt;</text:placeholder></text:span><text:span text:style-name="T9"><text:placeholder text:placeholder-type="text">&lt;/if&gt;</text:placeholder></text:span></text:p>
          </table:table-cell>
          <table:covered-table-cell/>
          <table:covered-table-cell/>
          <table:table-cell table:style-name="Tabella1.H14" table:number-columns-spanned="3" office:value-type="string">
            <text:p text:style-name="P21"><text:span text:style-name="T6"><text:placeholder text:placeholder-type="text">&lt;o.label_lot if o.label_lot else ''&gt;</text:placeholder></text:span></text:p>
          </table:table-cell>
          <table:covered-table-cell/>
          <table:covered-table-cell/>
        </table:table-row>
        <table:table-row table:style-name="Tabella1.12">
          <table:table-cell table:style-name="Tabella1.A12" table:number-columns-spanned="10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0"><text:placeholder text:placeholder-type="text">&lt;if test="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F4" table:number-columns-spanned="10" office:value-type="string">
            <text:p text:style-name="P35">TRATT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8" table:number-columns-spanned="3" office:value-type="string">
            <text:p text:style-name="P12">Tipo</text:p>
          </table:table-cell>
          <table:covered-table-cell/>
          <table:covered-table-cell/>
          <table:table-cell table:style-name="Tabella1.A18" table:number-columns-spanned="5" office:value-type="string">
            <text:p text:style-name="P13">Oggetto<text:placeholder text:placeholder-type="text">&lt;" / Cause evidenziate" if get_context_parameter('customer') else ""&gt;</text:placeholder></text:p>
          </table:table-cell>
          <table:covered-table-cell/>
          <table:covered-table-cell/>
          <table:covered-table-cell/>
          <table:covered-table-cell/>
          <table:table-cell table:style-name="Tabella1.A12" table:number-columns-spanned="2" office:value-type="string">
            <text:p text:style-name="P12">Quantità</text:p>
          </table:table-cell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1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8" table:number-columns-spanned="3" office:value-type="string">
            <text:p text:style-name="P18"><text:placeholder text:placeholder-type="text">&lt;get_selection_item(l, 'type') if l.type else ''&gt;</text:placeholder></text:p>
          </table:table-cell>
          <table:covered-table-cell/>
          <table:covered-table-cell/>
          <table:table-cell table:style-name="Tabella1.A18" table:number-columns-spanned="5" office:value-type="string">
            <text:p text:style-name="P18"><text:placeholder text:placeholder-type="text">&lt;l.name if l.name else ''&gt;</text:placeholder></text:p>
          </table:table-cell>
          <table:covered-table-cell/>
          <table:covered-table-cell/>
          <table:covered-table-cell/>
          <table:covered-table-cell/>
          <table:table-cell table:style-name="Tabella1.A12" table:number-columns-spanned="2" office:value-type="string">
            <text:p text:style-name="P18"><text:placeholder text:placeholder-type="text">&lt;l.qty if l.qty else ''&gt;</text:placeholder></text:p>
          </table:table-cell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10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0"><text:placeholder text:placeholder-type="text">&lt;if test="o.comunication_ids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F4" table:number-columns-spanned="10" office:value-type="string">
            <text:p text:style-name="P34">COMUNIC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26" table:number-columns-spanned="3" office:value-type="string">
            <text:p text:style-name="P14">Tipo</text:p>
          </table:table-cell>
          <table:covered-table-cell/>
          <table:covered-table-cell/>
          <table:table-cell table:style-name="Tabella1.A26" table:number-columns-spanned="4" office:value-type="string">
            <text:p text:style-name="P14">Descrizione interna</text:p>
          </table:table-cell>
          <table:covered-table-cell/>
          <table:covered-table-cell/>
          <table:covered-table-cell/>
          <table:table-cell table:style-name="Tabella1.A26" table:number-columns-spanned="2" office:value-type="string">
            <text:p text:style-name="P14">Protocollo</text:p>
          </table:table-cell>
          <table:covered-table-cell/>
          <table:table-cell table:style-name="Tabella1.J26" office:value-type="string">
            <text:p text:style-name="P14">Data Prot.</text:p>
          </table:table-cell>
        </table:table-row>
        <table:table-row table:style-name="Tabella1.13">
          <table:table-cell table:style-name="Tabella1.A12" table:number-columns-spanned="10" office:value-type="string">
            <text:p text:style-name="P11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8" table:number-columns-spanned="3" office:value-type="string">
            <text:p text:style-name="P18"><text:placeholder text:placeholder-type="text">&lt;l.type_id.name if l.type_id else ''&gt;</text:placeholder></text:p>
          </table:table-cell>
          <table:covered-table-cell/>
          <table:covered-table-cell/>
          <table:table-cell table:style-name="Tabella1.A18" table:number-columns-spanned="4" office:value-type="string">
            <text:p text:style-name="P18"><text:placeholder text:placeholder-type="text">&lt;l.name if l.name else ''&gt;</text:placeholder></text:p>
          </table:table-cell>
          <table:covered-table-cell/>
          <table:covered-table-cell/>
          <table:covered-table-cell/>
          <table:table-cell table:style-name="Tabella1.A18" table:number-columns-spanned="2" office:value-type="string">
            <text:p text:style-name="P20"><text:placeholder text:placeholder-type="text">&lt;l.prot_number if l.prot_number else ''&gt;</text:placeholder></text:p>
          </table:table-cell>
          <table:covered-table-cell/>
          <table:table-cell table:style-name="Tabella1.A12" office:value-type="string">
            <text:p text:style-name="P20"><text:placeholder text:placeholder-type="text">&lt;formatLang(l.prot_date, date=True) if l.prot_date else ''&gt;</text:placeholder></text:p>
          </table:table-cell>
        </table:table-row>
        <table:table-row table:style-name="Tabella1.29">
          <table:table-cell table:style-name="Tabella1.A12" table:number-columns-spanned="10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0"><text:placeholder text:placeholder-type="text">&lt;if test="o.note_RAQ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13">
          <table:table-cell table:style-name="Tabella1.F4" table:number-columns-spanned="10" office:value-type="string">
            <text:p text:style-name="P35">Note <text:span text:style-name="T10">Comunicazi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9"><text:placeholder text:placeholder-type="text">&lt;o.comunication_note or ''&gt;</text:placeholder><text:placeholder text:placeholder-type="text">&lt;o.note_RAQ if False and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F4" table:number-columns-spanned="10" office:value-type="string">
            <text:p text:style-name="P35">Note RAQ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8"><text:s/><text:placeholder text:placeholder-type="text">&lt;o.note_RAQ if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10" office:value-type="string">
            <text:p text:style-name="P1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/>
    </style:style>
    <style:style style:name="MP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13b9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shadow="none">
        <style:tab-stops>
          <style:tab-stop style:position="13.811cm"/>
          <style:tab-stop style:position="13.996cm"/>
        </style:tab-stops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text-align="end" style:justify-single-word="false"/>
      <style:text-properties fo:color="#000000" style:font-name="Ubuntu Light1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7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T8" style:family="text">
      <style:text-properties officeooo:rsid="001982d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svg:height="2.4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5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on Conformità</text:span></text:p>
        <text:p text:style-name="MP5"><text:s text:c="6"/><text:span text:style-name="MT4"><text:s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</style:header>
      <style:footer>
        <text:p text:style-name="MP6"><text:placeholder text:placeholder-type="text">&lt;if test="o.state in ('saw', 'closed')"&gt;</text:placeholder></text:p>
        <text:p text:style-name="MP7"><text:span text:style-name="MT8"><text:tab/>Responsabile della Qualità<text:line-break/><text:tab/><text:tab/></text:span><text:span text:style-name="MT8"><draw:frame draw:style-name="Mfr3" draw:name="Immagine1" text:anchor-type="as-char" svg:width="5.001cm" style:rel-width="25%" svg:height="1.02cm" style:rel-height="51%" draw:z-index="3"><draw:image xlink:href="Pictures/10000000000000A8000000285DF9493B.png" xlink:type="simple" xlink:show="embed" xlink:actuate="onLoad"/></draw:frame></text:span><text:span text:style-name="MT8"><text:tab/><text:line-break/></text:span><text:placeholder text:placeholder-type="text">&lt;/if&gt;</text:placeholder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04T11:26:45.032332563</dc:date>
    <meta:editing-duration>P1DT15H25M58S</meta:editing-duration>
    <meta:editing-cycles>400</meta:editing-cycles>
    <meta:generator>LibreOffice/4.3.3.2$Linux_X86_64 LibreOffice_project/430m0$Build-2</meta:generator>
    <dc:creator>thebrush </dc:creator>
    <meta:document-statistic meta:table-count="1" meta:image-count="3" meta:object-count="0" meta:page-count="2" meta:paragraph-count="58" meta:word-count="216" meta:character-count="1820" meta:non-whitespace-character-count="1621"/>
    <meta:user-defined meta:name="Info 1"/>
    <meta:user-defined meta:name="Info 2"/>
    <meta:user-defined meta:name="Info 3"/>
    <meta:user-defined meta:name="Info 4"/>
  </office:meta>
</office:document-meta>
</file>